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1be3" officeooo:paragraph-rsid="00141be3"/>
    </style:style>
    <style:style style:name="P2" style:family="paragraph">
      <style:paragraph-properties fo:text-align="center"/>
    </style:style>
    <style:style style:name="T1" style:family="text">
      <style:text-properties officeooo:rsid="001920ab"/>
    </style:style>
    <style:style style:name="gr1" style:family="graphic">
      <style:graphic-properties draw:stroke="solid" draw:stroke-dash="Dashed_20__28_var_29__20_4" svg:stroke-width="0.018cm" svg:stroke-color="#000000" svg:stroke-opacity="100%" draw:stroke-linejoin="round" svg:stroke-linecap="butt" draw:textarea-horizontal-align="center" draw:textarea-vertical-align="middle" fo:padding-top="0.009cm" fo:padding-bottom="0.009cm" fo:padding-left="0.009cm" fo:padding-right="0.009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olygon text:anchor-type="page" text:anchor-page-number="0" draw:z-index="0" draw:name="actual" draw:style-name="gr1" draw:text-style-name="P2" svg:width="4.359cm" svg:height="4.148cm" draw:transform="rotate (1.5707963267949) translate (9.69786111111111cm 15.2576388888889cm)" svg:viewBox="0 0 4360 4149" draw:points="416,794 3944,794 2854,4149 0,2074 2854,0 3944,3355 416,3355 1506,0 4360,2074 1506,4149 416,794 3944,794 2854,4149 0,2074 2854,0 3944,3355 416,3355 1506,0 4360,2074 1506,4149 416,794 3944,794 2854,4149 0,2074 2854,0 3944,3355 416,3355 1506,0 4360,2074 1506,4149 416,794 3944,794 2854,4149 0,2074 2854,0 3944,3355 416,3355 1506,0 4360,2074 1506,4149 416,794 3944,794 2854,4149 0,2074 2854,0 3944,3355 416,3355 1506,0 4360,2074 1506,4149 416,794 3944,794 2854,4149 0,2074 2854,0 3944,3355 416,3355 1506,0 4360,2074 1506,4149">
        <text:p/>
      </draw:polygon>
      <text:p text:style-name="P1">TO POLY LATO ANGOLO</text:p>
      <text:p text:style-name="P1">REPEAT [</text:p>
      <text:p text:style-name="P1">FORWARD LATO</text:p>
      <text:p text:style-name="P1">RIGHT ANGOLO</text:p>
      <text:p text:style-name="P1">]</text:p>
      <text:p text:style-name="P1">END</text:p>
      <text:p text:style-name="P1"/>
      <text:p text:style-name="P1">CLEARSCREEN</text:p>
      <text:p text:style-name="P1">HOME</text:p>
      <text:p text:style-name="P1">POLY <text:span text:style-name="T1">100 108</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Dashed_20__28_var_29__20_4" draw:display-name="Dashed (var) 4" draw:style="rect" draw:dots1="1" draw:distance="0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21:14:31.615126757</meta:creation-date>
    <dc:date>2018-01-11T12:24:17.739647101</dc:date>
    <meta:editing-duration>P1DT13H22M30S</meta:editing-duration>
    <meta:editing-cycles>3</meta:editing-cycles>
    <meta:generator>LibreOffice/5.2.7.2$Linux_x86 LibreOffice_project/2b7f1e640c46ceb28adf43ee075a6e8b8439ed10</meta:generator>
    <meta:document-statistic meta:table-count="0" meta:image-count="0" meta:object-count="0" meta:page-count="1" meta:paragraph-count="9" meta:word-count="17" meta:character-count="82" meta:non-whitespace-character-count="74"/>
  </office:meta>
</office:document-meta>
</file>